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9e15e" officeooo:paragraph-rsid="0009e15e"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09e15e" officeooo:paragraph-rsid="0009e15e"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normal" officeooo:rsid="000bbe97" officeooo:paragraph-rsid="000bbe9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officeooo:rsid="000bbe97" officeooo:paragraph-rsid="000bbe97" style:font-size-asian="10.5pt" style:font-weight-asian="bold" style:font-size-complex="12pt" style:font-weight-complex="bold"/>
    </style:style>
    <style:style style:name="P5" style:family="paragraph" style:parent-style-name="Standard">
      <style:paragraph-properties fo:text-align="justify" style:justify-single-word="false"/>
      <style:text-properties officeooo:paragraph-rsid="000c03aa"/>
    </style:style>
    <style:style style:name="P6" style:family="paragraph" style:parent-style-name="Standard">
      <style:paragraph-properties fo:text-align="justify" style:justify-single-word="false"/>
      <style:text-properties officeooo:rsid="000c03aa" officeooo:paragraph-rsid="000c03aa"/>
    </style:style>
    <style:style style:name="P7" style:family="paragraph" style:parent-style-name="Standard">
      <style:paragraph-properties fo:text-align="justify" style:justify-single-word="false"/>
      <style:text-properties fo:font-size="12pt" fo:font-weight="normal" officeooo:rsid="000bbe97" officeooo:paragraph-rsid="000c03a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c184c" officeooo:paragraph-rsid="000c184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cdc56" officeooo:paragraph-rsid="000cdc56"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cdc56" officeooo:paragraph-rsid="0012315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officeooo:paragraph-rsid="000c03aa"/>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bbe97" style:font-size-asian="10.5pt" style:font-weight-asian="normal" style:font-size-complex="12pt" style:font-weight-complex="normal"/>
    </style:style>
    <style:style style:name="T3" style:family="text">
      <style:text-properties fo:font-size="12pt" fo:font-weight="normal" officeooo:rsid="000c03aa" style:font-size-asian="10.5pt" style:font-weight-asian="normal" style:font-size-complex="12pt" style:font-weight-complex="normal"/>
    </style:style>
    <style:style style:name="T4" style:family="text">
      <style:text-properties officeooo:rsid="000d9f98"/>
    </style:style>
    <style:style style:name="T5" style:family="text">
      <style:text-properties officeooo:rsid="000f5b5a"/>
    </style:style>
    <style:style style:name="T6" style:family="text">
      <style:text-properties officeooo:rsid="0013def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4">Agricultural Market Price</text:p>
      <text:p text:style-name="P3"/>
      <text:p text:style-name="P5"><text:span text:style-name="T2">India is an agricultural country and one third population depends on the agricultural sector directly or indirectly. </text:span>Agriculture remains as the main stray of the Indian economy since times immemorial. Indian agriculture contribution to the national gross domestic product (GDP) is about 25 per cent. With food being the crowning need of mankind, much emphasis has been on commercialising agricultural production. For this reason, adequate production and even distribution of food has of late become a high priority global concern.<text:span text:style-name="T2"> </text:span></text:p>
      <text:p text:style-name="P7"/>
      <text:p text:style-name="P6"><text:span text:style-name="T2">I</text:span><text:span text:style-name="T1">NTRODUCTION</text:span></text:p>
      <text:p text:style-name="P5"><text:span text:style-name="T3"><text:tab/></text:span><text:span text:style-name="T1">Agricultural marketing is mainly the buying and selling of agricultural products. In earlier days when the village economy was more or less self-sufficient the marketing of agricultural products presented no difficulty as the farmer sold his produce to the consumer on aarter cash or b basis. Today's agricultural marketing has to undergo a series of exchanges or transfers from one person to another before it reaches the consumer. There are three marketing functions involved in this, i.e., assembling, preparation for consumption and distribution. Selling on any agricultural produce depends on some couple of factors like the demand of the product at that time, availability of storage etc. </text:span></text:p>
      <text:p text:style-name="P8"/>
      <text:p text:style-name="P9">WORK<text:span text:style-name="T4">ING</text:span></text:p>
      <text:p text:style-name="P10"><text:tab/><text:span text:style-name="T5">In this application, we have to solve the problem of farmer about thier good. In villages there is problem for selling there product in market. That is very difficult. So in this application, we creating a platform for selling there products in market at most reasionable price. We are creating online platform to sell their product in market using our application. </text:span></text:p>
      <text:p text:style-name="P10"><text:tab/><text:span text:style-name="T6">When farmers are using online application for selling their products(good), they will save thier time and money. That means for selling their product, they will go in market at city areas, that traveling time and money is redu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59:28.321554449</meta:creation-date>
    <dc:date>2019-08-16T17:11:29.223469273</dc:date>
    <meta:editing-duration>PT20M43S</meta:editing-duration>
    <meta:editing-cycles>2</meta:editing-cycles>
    <meta:generator>LibreOffice/5.1.6.2$Linux_X86_64 LibreOffice_project/10m0$Build-2</meta:generator>
    <meta:document-statistic meta:table-count="0" meta:image-count="0" meta:object-count="0" meta:page-count="1" meta:paragraph-count="8" meta:word-count="292" meta:character-count="1877" meta:non-whitespace-character-count="1587"/>
  </office:meta>
</office:document-meta>
</file>